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fo:border="thin solid #000000" style:vertical-align="automatic" fo:background-color="#494529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0">
      <style:table-cell-properties fo:border="thin solid #000000" style:vertical-align="automatic" fo:background-color="#494529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Default" style:data-style-name="N0">
      <style:table-cell-properties fo:border="thin solid #000000" fo:background-color="#494529"/>
      <style:text-properties fo:color="#FFFFFF"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14">
      <style:table-cell-properties fo:border="thin solid #000000"/>
      <style:text-properties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14">
      <style:table-cell-properties fo:border="thin solid #000000" fo:background-color="#C4BD97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1D1B10" style:repeat-content="false"/>
      <style:paragraph-properties fo:text-align="center"/>
      <style:text-properties fo:color="#FFFFFF" style:font-name="Cambria" style:font-name-asian="Cambria" style:font-name-complex="Cambria" fo:font-size="16pt" style:font-size-asian="16pt" style:font-size-complex="16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thin solid #000000" style:vertical-align="automatic" fo:background-color="#1D1B1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1" style:family="text" style:parent-style-name="Default">
      <style:text-properties fo:color="#FFFFF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-33%" style:text-outline="false" fo:text-shadow="none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1.66687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79" table:default-cell-style-name="ce2"/>
        <table:table-row table:style-name="ro1">
          <table:table-cell office:value-type="string" table:number-columns-spanned="6" table:number-rows-spanned="1" table:style-name="ce10">
            <text:p>Pedidos</text:p>
          </table:table-cell>
          <table:covered-table-cell table:number-columns-repeated="5"/>
          <table:table-cell table:number-columns-repeated="2" table:style-name="ce2"/>
          <table:table-cell office:value-type="string" table:number-columns-spanned="2" table:number-rows-spanned="1" table:style-name="ce11">
            <text:p>Tabla de precios</text:p>
          </table:table-cell>
          <table:covered-table-cell/>
          <table:table-cell table:number-columns-repeated="16374"/>
        </table:table-row>
        <table:table-row table:style-name="ro2">
          <table:table-cell table:number-columns-repeated="6" table:style-name="ce1"/>
          <table:table-cell table:number-columns-repeated="2" table:style-name="ce2"/>
          <table:table-cell office:value-type="string" table:style-name="ce3">
            <text:p>Artículo</text:p>
          </table:table-cell>
          <table:table-cell office:value-type="string" table:style-name="ce3">
            <text:p>PVP<text:s/><text:span text:style-name="T1">unidad</text:span></text:p>
          </table:table-cell>
          <table:table-cell table:number-columns-repeated="16374"/>
        </table:table-row>
        <table:table-row table:style-name="ro3">
          <table:table-cell office:value-type="string" table:style-name="ce4">
            <text:p>Artículo</text:p>
          </table:table-cell>
          <table:table-cell office:value-type="string" table:style-name="ce4">
            <text:p>Unidades</text:p>
          </table:table-cell>
          <table:table-cell office:value-type="string" table:style-name="ce4">
            <text:p>PVP<text:s/><text:span text:style-name="T1">unidad</text:span></text:p>
          </table:table-cell>
          <table:table-cell office:value-type="string" table:style-name="ce4">
            <text:p>% Descuento</text:p>
          </table:table-cell>
          <table:table-cell office:value-type="string" table:style-name="ce4">
            <text:p>IVA</text:p>
          </table:table-cell>
          <table:table-cell office:value-type="string" table:style-name="ce4">
            <text:p>Total</text:p>
          </table:table-cell>
          <table:table-cell table:number-columns-repeated="2" table:style-name="ce2"/>
          <table:table-cell office:value-type="string" table:style-name="ce5">
            <text:p>Ref. 1</text:p>
          </table:table-cell>
          <table:table-cell office:value-type="float" office:value="25" table:style-name="ce5">
            <text:p>25</text:p>
          </table:table-cell>
          <table:table-cell table:number-columns-repeated="16374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955" table:style-name="ce5">
            <text:p>955</text:p>
          </table:table-cell>
          <table:table-cell table:number-columns-repeated="4" table:style-name="ce5"/>
          <table:table-cell table:number-columns-repeated="2" table:style-name="ce2"/>
          <table:table-cell office:value-type="string" table:style-name="ce5">
            <text:p>Ref. 2</text:p>
          </table:table-cell>
          <table:table-cell office:value-type="float" office:value="48" table:style-name="ce5">
            <text:p>48</text:p>
          </table:table-cell>
          <table:table-cell table:number-columns-repeated="16374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191" table:style-name="ce5">
            <text:p>1191</text:p>
          </table:table-cell>
          <table:table-cell table:number-columns-repeated="4" table:style-name="ce5"/>
          <table:table-cell table:number-columns-repeated="2" table:style-name="ce2"/>
          <table:table-cell office:value-type="string" table:style-name="ce5">
            <text:p>Ref. 3</text:p>
          </table:table-cell>
          <table:table-cell office:value-type="float" office:value="12" table:style-name="ce5">
            <text:p>12</text:p>
          </table:table-cell>
          <table:table-cell table:number-columns-repeated="16374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17" table:style-name="ce5">
            <text:p>117</text:p>
          </table:table-cell>
          <table:table-cell table:number-columns-repeated="4" table:style-name="ce5"/>
          <table:table-cell table:number-columns-repeated="2" table:style-name="ce2"/>
          <table:table-cell office:value-type="string" table:style-name="ce5">
            <text:p>Ref. 4</text:p>
          </table:table-cell>
          <table:table-cell office:value-type="float" office:value="88" table:style-name="ce5">
            <text:p>88</text:p>
          </table:table-cell>
          <table:table-cell table:number-columns-repeated="16374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604" table:style-name="ce5">
            <text:p>604</text:p>
          </table:table-cell>
          <table:table-cell table:number-columns-repeated="4" table:style-name="ce5"/>
          <table:table-cell table:number-columns-repeated="16378" table:style-name="ce2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585" table:style-name="ce5">
            <text:p>585</text:p>
          </table:table-cell>
          <table:table-cell table:number-columns-repeated="4" table:style-name="ce5"/>
          <table:table-cell table:number-columns-repeated="2" table:style-name="ce2"/>
          <table:table-cell office:value-type="string" table:number-columns-spanned="2" table:number-rows-spanned="1" table:style-name="ce11">
            <text:p>Tabla de descuentos</text:p>
          </table:table-cell>
          <table:covered-table-cell/>
          <table:table-cell table:number-columns-repeated="16374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203" table:style-name="ce5">
            <text:p>1203</text:p>
          </table:table-cell>
          <table:table-cell table:number-columns-repeated="4" table:style-name="ce5"/>
          <table:table-cell table:number-columns-repeated="2" table:style-name="ce2"/>
          <table:table-cell office:value-type="string" table:style-name="ce6">
            <text:p>Descuentos</text:p>
          </table:table-cell>
          <table:table-cell office:value-type="string" table:style-name="ce6">
            <text:p>Unidades</text:p>
          </table:table-cell>
          <table:table-cell table:number-columns-repeated="16374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244" table:style-name="ce5">
            <text:p>1244</text:p>
          </table:table-cell>
          <table:table-cell table:number-columns-repeated="4" table:style-name="ce5"/>
          <table:table-cell table:number-columns-repeated="2" table:style-name="ce2"/>
          <table:table-cell office:value-type="percentage" office:value="0" table:style-name="ce7">
            <text:p>0,00%</text:p>
          </table:table-cell>
          <table:table-cell office:value-type="float" office:value="1" table:style-name="ce5">
            <text:p>1</text:p>
          </table:table-cell>
          <table:table-cell table:number-columns-repeated="16374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594" table:style-name="ce5">
            <text:p>594</text:p>
          </table:table-cell>
          <table:table-cell table:number-columns-repeated="4" table:style-name="ce5"/>
          <table:table-cell table:number-columns-repeated="2" table:style-name="ce2"/>
          <table:table-cell office:value-type="percentage" office:value="3.7499999999999999E-2" table:style-name="ce7">
            <text:p>3,75%</text:p>
          </table:table-cell>
          <table:table-cell office:value-type="float" office:value="250" table:style-name="ce5">
            <text:p>250</text:p>
          </table:table-cell>
          <table:table-cell table:number-columns-repeated="16374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02" table:style-name="ce5">
            <text:p>102</text:p>
          </table:table-cell>
          <table:table-cell table:number-columns-repeated="4" table:style-name="ce5"/>
          <table:table-cell table:number-columns-repeated="2" table:style-name="ce2"/>
          <table:table-cell office:value-type="percentage" office:value="5.5E-2" table:style-name="ce7">
            <text:p>5,50%</text:p>
          </table:table-cell>
          <table:table-cell office:value-type="float" office:value="750" table:style-name="ce5">
            <text:p>750</text:p>
          </table:table-cell>
          <table:table-cell table:number-columns-repeated="16374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851" table:style-name="ce5">
            <text:p>851</text:p>
          </table:table-cell>
          <table:table-cell table:number-columns-repeated="4" table:style-name="ce5"/>
          <table:table-cell table:number-columns-repeated="2" table:style-name="ce2"/>
          <table:table-cell office:value-type="percentage" office:value="7.0000000000000007E-2" table:style-name="ce7">
            <text:p>7,00%</text:p>
          </table:table-cell>
          <table:table-cell office:value-type="float" office:value="1200" table:style-name="ce5">
            <text:p>1200</text:p>
          </table:table-cell>
          <table:table-cell table:number-columns-repeated="16374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399" table:style-name="ce5">
            <text:p>1399</text:p>
          </table:table-cell>
          <table:table-cell table:number-columns-repeated="4" table:style-name="ce5"/>
          <table:table-cell table:number-columns-repeated="16378" table:style-name="ce2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315" table:style-name="ce5">
            <text:p>315</text:p>
          </table:table-cell>
          <table:table-cell table:number-columns-repeated="4" table:style-name="ce5"/>
          <table:table-cell table:number-columns-repeated="2" table:style-name="ce2"/>
          <table:table-cell office:value-type="string" table:style-name="ce8">
            <text:p>IVA</text:p>
          </table:table-cell>
          <table:table-cell office:value-type="percentage" office:value="0.21" table:style-name="ce9">
            <text:p>21,00%</text:p>
          </table:table-cell>
          <table:table-cell table:number-columns-repeated="16374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614" table:style-name="ce5">
            <text:p>614</text:p>
          </table:table-cell>
          <table:table-cell table:number-columns-repeated="4" table:style-name="ce5"/>
          <table:table-cell table:number-columns-repeated="16378" table:style-name="ce2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029" table:style-name="ce5">
            <text:p>1029</text:p>
          </table:table-cell>
          <table:table-cell table:number-columns-repeated="4" table:style-name="ce5"/>
          <table:table-cell table:number-columns-repeated="16378" table:style-name="ce2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905" table:style-name="ce5">
            <text:p>905</text:p>
          </table:table-cell>
          <table:table-cell table:number-columns-repeated="4" table:style-name="ce5"/>
          <table:table-cell table:number-columns-repeated="16378" table:style-name="ce2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99" table:style-name="ce5">
            <text:p>99</text:p>
          </table:table-cell>
          <table:table-cell table:number-columns-repeated="4" table:style-name="ce5"/>
          <table:table-cell table:number-columns-repeated="16378" table:style-name="ce2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736" table:style-name="ce5">
            <text:p>736</text:p>
          </table:table-cell>
          <table:table-cell table:number-columns-repeated="4" table:style-name="ce5"/>
          <table:table-cell table:number-columns-repeated="16378" table:style-name="ce2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681" table:style-name="ce5">
            <text:p>1681</text:p>
          </table:table-cell>
          <table:table-cell table:number-columns-repeated="4" table:style-name="ce5"/>
          <table:table-cell table:number-columns-repeated="16378" table:style-name="ce2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553" table:style-name="ce5">
            <text:p>1553</text:p>
          </table:table-cell>
          <table:table-cell table:number-columns-repeated="4" table:style-name="ce5"/>
          <table:table-cell table:number-columns-repeated="16378" table:style-name="ce2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964" table:style-name="ce5">
            <text:p>1964</text:p>
          </table:table-cell>
          <table:table-cell table:number-columns-repeated="4" table:style-name="ce5"/>
          <table:table-cell table:number-columns-repeated="16378" table:style-name="ce2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667" table:style-name="ce5">
            <text:p>1667</text:p>
          </table:table-cell>
          <table:table-cell table:number-columns-repeated="4" table:style-name="ce5"/>
          <table:table-cell table:number-columns-repeated="16378" table:style-name="ce2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614" table:style-name="ce5">
            <text:p>1614</text:p>
          </table:table-cell>
          <table:table-cell table:number-columns-repeated="4" table:style-name="ce5"/>
          <table:table-cell table:number-columns-repeated="16378" table:style-name="ce2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240" table:style-name="ce5">
            <text:p>240</text:p>
          </table:table-cell>
          <table:table-cell table:number-columns-repeated="4" table:style-name="ce5"/>
          <table:table-cell table:number-columns-repeated="5" table:style-name="ce2"/>
          <table:table-cell office:value-type="string" table:style-name="ce2">
            <text:p><text:s/></text:p>
          </table:table-cell>
          <table:table-cell table:number-columns-repeated="16372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97" table:style-name="ce5">
            <text:p>97</text:p>
          </table:table-cell>
          <table:table-cell table:number-columns-repeated="4" table:style-name="ce5"/>
          <table:table-cell table:number-columns-repeated="16378" table:style-name="ce2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335" table:style-name="ce5">
            <text:p>1335</text:p>
          </table:table-cell>
          <table:table-cell table:number-columns-repeated="4" table:style-name="ce5"/>
          <table:table-cell table:number-columns-repeated="16378" table:style-name="ce2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390" table:style-name="ce5">
            <text:p>1390</text:p>
          </table:table-cell>
          <table:table-cell table:number-columns-repeated="4" table:style-name="ce5"/>
          <table:table-cell table:number-columns-repeated="16378" table:style-name="ce2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952" table:style-name="ce5">
            <text:p>952</text:p>
          </table:table-cell>
          <table:table-cell table:number-columns-repeated="4" table:style-name="ce5"/>
          <table:table-cell table:number-columns-repeated="16378" table:style-name="ce2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533" table:style-name="ce5">
            <text:p>533</text:p>
          </table:table-cell>
          <table:table-cell table:number-columns-repeated="4" table:style-name="ce5"/>
          <table:table-cell table:number-columns-repeated="16378" table:style-name="ce2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968" table:style-name="ce5">
            <text:p>968</text:p>
          </table:table-cell>
          <table:table-cell table:number-columns-repeated="4" table:style-name="ce5"/>
          <table:table-cell table:number-columns-repeated="16378" table:style-name="ce2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579" table:style-name="ce5">
            <text:p>1579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141" table:style-name="ce5">
            <text:p>1141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863" table:style-name="ce5">
            <text:p>863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792" table:style-name="ce5">
            <text:p>1792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379" table:style-name="ce5">
            <text:p>379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862" table:style-name="ce5">
            <text:p>1862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332" table:style-name="ce5">
            <text:p>1332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554" table:style-name="ce5">
            <text:p>554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614" table:style-name="ce5">
            <text:p>1614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949" table:style-name="ce5">
            <text:p>1949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354" table:style-name="ce5">
            <text:p>1354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267" table:style-name="ce5">
            <text:p>1267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480" table:style-name="ce5">
            <text:p>480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839" table:style-name="ce5">
            <text:p>839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702" table:style-name="ce5">
            <text:p>1702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755" table:style-name="ce5">
            <text:p>1755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864" table:style-name="ce5">
            <text:p>864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861" table:style-name="ce5">
            <text:p>1861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239" table:style-name="ce5">
            <text:p>239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286" table:style-name="ce5">
            <text:p>286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709" table:style-name="ce5">
            <text:p>709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85" table:style-name="ce5">
            <text:p>185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338" table:style-name="ce5">
            <text:p>1338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614" table:style-name="ce5">
            <text:p>1614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939" table:style-name="ce5">
            <text:p>1939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854" table:style-name="ce5">
            <text:p>1854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87" table:style-name="ce5">
            <text:p>87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960" table:style-name="ce5">
            <text:p>1960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990" table:style-name="ce5">
            <text:p>1990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61" table:style-name="ce5">
            <text:p>161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755" table:style-name="ce5">
            <text:p>1755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697" table:style-name="ce5">
            <text:p>1697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884" table:style-name="ce5">
            <text:p>884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795" table:style-name="ce5">
            <text:p>1795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594" table:style-name="ce5">
            <text:p>1594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194" table:style-name="ce5">
            <text:p>1194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615" table:style-name="ce5">
            <text:p>1615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408" table:style-name="ce5">
            <text:p>1408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455" table:style-name="ce5">
            <text:p>1455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545" table:style-name="ce5">
            <text:p>1545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291" table:style-name="ce5">
            <text:p>1291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602" table:style-name="ce5">
            <text:p>602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169" table:style-name="ce5">
            <text:p>1169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527" table:style-name="ce5">
            <text:p>1527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424" table:style-name="ce5">
            <text:p>1424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085" table:style-name="ce5">
            <text:p>1085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36" table:style-name="ce5">
            <text:p>36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635" table:style-name="ce5">
            <text:p>635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491" table:style-name="ce5">
            <text:p>1491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286" table:style-name="ce5">
            <text:p>286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420" table:style-name="ce5">
            <text:p>1420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950" table:style-name="ce5">
            <text:p>950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723" table:style-name="ce5">
            <text:p>723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809" table:style-name="ce5">
            <text:p>809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651" table:style-name="ce5">
            <text:p>651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001" table:style-name="ce5">
            <text:p>1001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815" table:style-name="ce5">
            <text:p>815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702" table:style-name="ce5">
            <text:p>1702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850" table:style-name="ce5">
            <text:p>1850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501" table:style-name="ce5">
            <text:p>1501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237" table:style-name="ce5">
            <text:p>1237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48" table:style-name="ce5">
            <text:p>48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873" table:style-name="ce5">
            <text:p>873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98" table:style-name="ce5">
            <text:p>198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23" table:style-name="ce5">
            <text:p>123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166" table:style-name="ce5">
            <text:p>1166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568" table:style-name="ce5">
            <text:p>1568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300" table:style-name="ce5">
            <text:p>300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18" table:style-name="ce5">
            <text:p>118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60" table:style-name="ce5">
            <text:p>60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903" table:style-name="ce5">
            <text:p>1903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693" table:style-name="ce5">
            <text:p>1693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573" table:style-name="ce5">
            <text:p>573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065" table:style-name="ce5">
            <text:p>1065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541" table:style-name="ce5">
            <text:p>541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057" table:style-name="ce5">
            <text:p>1057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873" table:style-name="ce5">
            <text:p>873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162" table:style-name="ce5">
            <text:p>1162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868" table:style-name="ce5">
            <text:p>1868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767" table:style-name="ce5">
            <text:p>767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60" table:style-name="ce5">
            <text:p>160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87" table:style-name="ce5">
            <text:p>87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617" table:style-name="ce5">
            <text:p>617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216" table:style-name="ce5">
            <text:p>1216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596" table:style-name="ce5">
            <text:p>1596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484" table:style-name="ce5">
            <text:p>1484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967" table:style-name="ce5">
            <text:p>1967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754" table:style-name="ce5">
            <text:p>754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814" table:style-name="ce5">
            <text:p>814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244" table:style-name="ce5">
            <text:p>1244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097" table:style-name="ce5">
            <text:p>1097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525" table:style-name="ce5">
            <text:p>1525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856" table:style-name="ce5">
            <text:p>856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363" table:style-name="ce5">
            <text:p>363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850" table:style-name="ce5">
            <text:p>850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740" table:style-name="ce5">
            <text:p>1740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841" table:style-name="ce5">
            <text:p>841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477" table:style-name="ce5">
            <text:p>477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592" table:style-name="ce5">
            <text:p>592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345" table:style-name="ce5">
            <text:p>345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244" table:style-name="ce5">
            <text:p>244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606" table:style-name="ce5">
            <text:p>606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497" table:style-name="ce5">
            <text:p>497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524" table:style-name="ce5">
            <text:p>1524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765" table:style-name="ce5">
            <text:p>765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893" table:style-name="ce5">
            <text:p>893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029" table:style-name="ce5">
            <text:p>1029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586" table:style-name="ce5">
            <text:p>586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345" table:style-name="ce5">
            <text:p>1345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128" table:style-name="ce5">
            <text:p>1128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864" table:style-name="ce5">
            <text:p>1864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303" table:style-name="ce5">
            <text:p>1303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745" table:style-name="ce5">
            <text:p>1745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85" table:style-name="ce5">
            <text:p>85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087" table:style-name="ce5">
            <text:p>1087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1</text:p>
          </table:table-cell>
          <table:table-cell office:value-type="float" office:value="1278" table:style-name="ce5">
            <text:p>1278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2</text:p>
          </table:table-cell>
          <table:table-cell office:value-type="float" office:value="1850" table:style-name="ce5">
            <text:p>1850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3</text:p>
          </table:table-cell>
          <table:table-cell office:value-type="float" office:value="1814" table:style-name="ce5">
            <text:p>1814</text:p>
          </table:table-cell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5">
            <text:p>Ref. 4</text:p>
          </table:table-cell>
          <table:table-cell office:value-type="float" office:value="1966" table:style-name="ce5">
            <text:p>1966</text:p>
          </table:table-cell>
          <table:table-cell table:number-columns-repeated="4" table:style-name="ce5"/>
          <table:table-cell table:number-columns-repeated="16378"/>
        </table:table-row>
        <table:table-row table:number-rows-repeated="104842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print-orientation="landscape" style:print-page-order="ttb" style:first-page-number="3" style:scale-to="100%" style:table-centering="both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center>
          <text:p>PEDIDOS LIO,S.A.</text:p>
        </style:region-center>
        <style:region-right>
          <text:p><text:date>???</text:date></text:p>
        </style:region-right>
      </style:header>
      <style:header-left style:display="false"/>
      <style:footer>
        <text:p>Páx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iego Fernández</meta:initial-creator>
    <dc:creator>Juan Pablo Cepeda</dc:creator>
    <meta:creation-date>2013-10-20T12:40:01Z</meta:creation-date>
    <dc:date>2018-01-05T21:14:35Z</dc:date>
  </office:meta>
</office:document-meta>
</file>